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1" svg:font-family="'JetBrains Mono'"/>
    <style:font-face style:name="monospace" svg:font-family="monospace"/>
    <style:font-face style:name="sans-serif" svg:font-family="sans-serif"/>
    <style:font-face style:name="Noto Sans Devanagari1" svg:font-family="'Noto Sans Devanagari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31314"/>
      <style:paragraph-properties fo:background-color="#131314" fo:padding="0cm" fo:border="none" style:shadow="none"/>
    </style:style>
    <style:style style:name="P2" style:family="paragraph" style:parent-style-name="Standard">
      <style:paragraph-properties style:writing-mode="lr-tb"/>
      <style:text-properties officeooo:paragraph-rsid="000a6985"/>
    </style:style>
    <style:style style:name="P3" style:family="paragraph" style:parent-style-name="Standard">
      <style:paragraph-properties style:writing-mode="lr-tb"/>
      <style:text-properties officeooo:paragraph-rsid="000ab34d"/>
    </style:style>
    <style:style style:name="P4" style:family="paragraph" style:parent-style-name="Standard">
      <style:paragraph-properties style:writing-mode="lr-tb"/>
      <style:text-properties style:font-name="sans-serif" fo:font-size="10.5pt" officeooo:paragraph-rsid="000ab34d"/>
    </style:style>
    <style:style style:name="P5" style:family="paragraph" style:parent-style-name="Standard">
      <style:paragraph-properties style:writing-mode="lr-tb"/>
      <style:text-properties officeooo:paragraph-rsid="000dffc1"/>
    </style:style>
    <style:style style:name="P6" style:family="paragraph" style:parent-style-name="Standard">
      <loext:graphic-properties draw:fill="solid" draw:fill-color="#131314"/>
      <style:paragraph-properties fo:background-color="#131314" fo:padding="0cm" fo:border="none" style:shadow="none"/>
    </style:style>
    <style:style style:name="P7" style:family="paragraph" style:parent-style-name="Standard">
      <loext:graphic-properties draw:fill="solid" draw:fill-color="#131314"/>
      <style:paragraph-properties fo:background-color="#131314" fo:padding="0cm" fo:border="none" style:shadow="none" style:writing-mode="lr-tb"/>
      <style:text-properties officeooo:paragraph-rsid="000dffc1"/>
    </style:style>
    <style:style style:name="T1" style:family="text">
      <style:text-properties fo:color="#ed864a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ed864a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ed864a" loext:opacity="100%" style:font-name="JetBrains Mono" fo:font-size="10pt" fo:font-style="normal" fo:font-weight="bold" style:font-size-asian="10pt" style:font-style-asian="normal" style:font-weight-asian="bold"/>
    </style:style>
    <style:style style:name="T4" style:family="text">
      <style:text-properties fo:color="#ed864a" loext:opacity="100%" style:font-name="JetBrains Mono" fo:font-size="10pt" fo:font-style="normal" fo:font-weight="bold" style:font-size-asian="10pt" style:font-style-asian="normal" style:font-weight-asian="bold"/>
    </style:style>
    <style:style style:name="T5" style:family="text">
      <style:text-properties fo:color="#ed864a" loext:opacity="100%" style:font-name="JetBrains Mono1" fo:font-size="10pt" fo:font-style="normal" fo:font-weight="normal" style:font-size-asian="10pt" style:font-style-asian="normal" style:font-weight-asian="normal"/>
    </style:style>
    <style:style style:name="T6" style:family="text">
      <style:text-properties fo:color="#ffffff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ffffff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ebebeb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ebebeb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ebebeb" loext:opacity="100%" style:font-name="JetBrains Mono" fo:font-size="10pt" fo:font-style="italic" fo:font-weight="normal" style:font-size-asian="10pt" style:font-style-asian="italic" style:font-weight-asian="normal"/>
    </style:style>
    <style:style style:name="T11" style:family="text">
      <style:text-properties fo:color="#ebebeb" loext:opacity="100%" style:font-name="JetBrains Mono" fo:font-size="10pt" fo:font-style="italic" fo:font-weight="normal" style:font-size-asian="10pt" style:font-style-asian="italic" style:font-weight-asian="normal"/>
    </style:style>
    <style:style style:name="T12" style:family="text">
      <style:text-properties fo:color="#ffcf40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ffcf40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ed94ff" loext:opacity="100%" style:font-name="JetBrains Mono" fo:font-size="10pt" fo:font-style="italic" fo:font-weight="normal" style:font-size-asian="10pt" style:font-style-asian="italic" style:font-weight-asian="normal"/>
    </style:style>
    <style:style style:name="T15" style:family="text">
      <style:text-properties fo:color="#ed94ff" loext:opacity="100%" style:font-name="JetBrains Mono" fo:font-size="10pt" fo:font-style="italic" fo:font-weight="normal" style:font-size-asian="10pt" style:font-style-asian="italic" style:font-weight-asian="normal"/>
    </style:style>
    <style:style style:name="T16" style:family="text">
      <style:text-properties fo:color="#54b33e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54b33e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33ccff" loext:opacity="100%" style:font-name="JetBrains Mono" fo:font-size="10pt" fo:font-style="normal" fo:font-weight="bold" style:font-size-asian="10pt" style:font-style-asian="normal" style:font-weight-asian="bold"/>
    </style:style>
    <style:style style:name="T19" style:family="text">
      <style:text-properties fo:color="#33ccff" loext:opacity="100%" style:font-name="JetBrains Mono" fo:font-size="10pt" fo:font-style="normal" fo:font-weight="bold" style:font-size-asian="10pt" style:font-style-asian="normal" style:font-weight-asian="bold"/>
    </style:style>
    <style:style style:name="T20" style:family="text">
      <style:text-properties style:font-name="sans-serif" fo:font-size="10.5pt"/>
    </style:style>
    <style:style style:name="T21" style:family="text">
      <style:text-properties style:font-name="sans-serif" fo:font-size="10.5pt" fo:font-weight="bold" style:font-weight-asian="bold" style:font-weight-complex="bold"/>
    </style:style>
    <style:style style:name="T22" style:family="text">
      <style:text-properties style:font-name="sans-serif" fo:font-size="12.75pt"/>
    </style:style>
    <style:style style:name="T23" style:family="text">
      <style:text-properties style:font-name="monospace" fo:font-size="9.75pt"/>
    </style:style>
    <style:style style:name="T24" style:family="text">
      <style:text-properties style:font-name="monospace" fo:font-size="10.5pt"/>
    </style:style>
    <style:style style:name="T25" style:family="text">
      <style:text-properties style:font-name="monospace" fo:font-size="9pt"/>
    </style:style>
    <style:style style:name="T26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<text:bookmark text:name="page3R_mcid3"/><text:span text:style-name="T20">1.</text:span> <text:span text:style-name="T20">A partir del código generado en el ejemplo explicado en teoría para calcular la puntuación:</text:span></text:p>
      <text:p text:style-name="P2"><text:bookmark text:name="page3R_mcid4"/><text:line-break/><text:span text:style-name="T20">a.</text:span> <text:span text:style-name="T20">Crea un método llamado</text:span> <text:span text:style-name="T20">mostrarPosicionRankinPuntuaciones, debe tener dos</text:span><text:line-break/><text:span text:style-name="T20">parámetros uno será el nombre del jugador y un segundo parámetro que será la</text:span><text:line-break/><text:span text:style-name="T20">posición en la tabla de puntuaciones. El método debe mostrar por consola el nombre</text:span><text:line-break/><text:span text:style-name="T20">del jugador junto con el mensaje “ consiguió llegar a la posición ”, la posición que</text:span><text:line-break/><text:span text:style-name="T20">obtuvo y “ en el ranking de puntuaciones.”</text:span></text:p>
      <text:p text:style-name="P2"><text:bookmark text:name="page3R_mcid5"/><text:line-break/><text:span text:style-name="T20">b.</text:span> <text:span text:style-name="T20">Crea un segundo método llamado</text:span> <text:span text:style-name="T23">calcularPosicionRankingPuntuaciones</text:span><text:span text:style-name="T20">, debe</text:span><text:line-break/><text:span text:style-name="T20">tener un argumento que será</text:span> <text:span text:style-name="T20">la puntuación del jugador y devolverá la posición del</text:span><text:line-break/><text:span text:style-name="T20">ranking.</text:span> <text:span text:style-name="T20">Debe devolver un tipo de dato entero</text:span> <text:span text:style-name="T20">atendiendo a los siguiente:</text:span><text:bookmark text:name="page3R_mcid6"/><text:line-break/><text:span text:style-name="T20">Si la puntuación del jugador es</text:span> <text:span text:style-name="T20">&gt;</text:span> <text:span text:style-name="T20">1000</text:span>  <text:span text:style-name="T24">return</text:span> <text:span text:style-name="T20">1;</text:span><text:bookmark text:name="page3R_mcid7"/><text:line-break/><text:span text:style-name="T20">Si la puntuación del jugador es</text:span> <text:span text:style-name="T20">&gt;</text:span> <text:span text:style-name="T20">500 y</text:span> <text:span text:style-name="T20">&lt;</text:span> <text:span text:style-name="T20">1000</text:span>  <text:span text:style-name="T24">return</text:span> <text:span text:style-name="T20">2;</text:span><text:bookmark text:name="page3R_mcid8"/><text:line-break/><text:span text:style-name="T20">Si la puntuación del jugador es</text:span> <text:span text:style-name="T20">&gt;</text:span> <text:span text:style-name="T20">100 y</text:span> <text:span text:style-name="T20">&lt;</text:span> <text:span text:style-name="T20">500</text:span>  <text:span text:style-name="T24">return</text:span> <text:span text:style-name="T20">3;</text:span><text:bookmark text:name="page3R_mcid9"/><text:line-break/><text:span text:style-name="T20">En cualquier otro caso</text:span>  <text:span text:style-name="T24">return</text:span> <text:span text:style-name="T20">4;</text:span></text:p>
      <text:p text:style-name="P2"><text:bookmark text:name="page3R_mcid10"/><text:line-break/><text:span text:style-name="T20">c.</text:span> <text:span text:style-name="T20">Utiliza ambos métodos en el</text:span> <text:span text:style-name="T20">programa principal y muestra los resultados con las</text:span><text:line-break/><text:span text:style-name="T20">siguientes puntuaciones: 1500, 900, 400 y 30.</text:span></text:p>
      <text:p text:style-name="P2"><text:bookmark text:name="page3R_mcid11"/><text:line-break/><text:span text:style-name="T20">d.</text:span> <text:span text:style-name="T20">¿Qué posición del ranking alcanzaría un jugador si obtuviera una puntuación de 1000?</text:span><text:line-break/><text:span text:style-name="T20">¿Y si obtuviera 500? Corrige el programa.</text:span></text:p>
      <text:p text:style-name="P2"><text:bookmark text:name="page3R_mcid12"/><text:line-break/><text:span text:style-name="T20">e.</text:span> <text:span text:style-name="T20">Intenta mejorar tú</text:span> <text:span text:style-name="T20">código,</text:span> <text:span text:style-name="T20">en el método</text:span> <text:span text:style-name="T23">calcularPosicionRankingPuntuaciones</text:span><text:span text:style-name="T20">,</text:span><text:line-break/><text:span text:style-name="T20">de forma que sea más eficiente, ayúdate de la corrección del apartado anterior.</text:span><text:line-break/><text:span text:style-name="T20">También puedes eliminar el último else que devuelve la posición 4 del ranking y</text:span><text:line-break/><text:span text:style-name="T20">devolver directamente un 4.</text:span></text:p>
      <text:p text:style-name="P2"><text:bookmark text:name="page3R_mcid13"/><text:line-break/><text:span text:style-name="T20">f.</text:span> <text:span text:style-name="T20">Ahora vamos a volver a modificar el método</text:span> <text:span text:style-name="T25">calcularPosicionRankingPuntuaciones</text:span><text:span text:style-name="T20">,</text:span><text:line-break/><text:span text:style-name="T20">de forma que veamos que hay muchas posibilidades para resolver un problema. En</text:span><text:line-break/><text:span text:style-name="T20">vez de realizar cuatro</text:span> <text:span text:style-name="T23">return</text:span> <text:span text:style-name="T20">en nuestro código, vamos a crearnos una variable</text:span><text:line-break/><text:span text:style-name="T20">entera llamada</text:span> <text:span text:style-name="T23">posicion</text:span> <text:span text:style-name="T20">y la vamos a inicializar a 4. Dentro de cada if modificaremos</text:span><text:line-break/><text:span text:style-name="T20">el valor de esta variable y al final del método tendremos solo un</text:span> <text:span text:style-name="T24">return</text:span> <text:span text:style-name="T20">con la</text:span><text:line-break/><text:span text:style-name="T20">variable</text:span> <text:span text:style-name="T23">posicion</text:span><text:span text:style-name="T20">.</text:span></text:p>
      <text:p text:style-name="Standard"/>
      <text:p text:style-name="Standard"/>
      <text:p text:style-name="P1"><text:span text:style-name="T1">public class </text:span><text:span text:style-name="T6">PuntuacionesOne </text:span><text:span text:style-name="T8">{</text:span><text:line-break/><text:span text:style-name="T8"> <text:s text:c="3"/></text:span><text:span text:style-name="T1">public static void </text:span><text:span text:style-name="T12">main</text:span><text:span text:style-name="T8">(</text:span><text:span text:style-name="T6">String</text:span><text:span text:style-name="T8">[] </text:span><text:span text:style-name="T6">args</text:span><text:span text:style-name="T8">) {</text:span><text:line-break/><text:span text:style-name="T8"> <text:s text:c="7"/></text:span><text:span text:style-name="T6">Scanner entrada</text:span><text:span text:style-name="T8">= </text:span><text:span text:style-name="T1">new </text:span><text:span text:style-name="T8">Scanner(</text:span><text:span text:style-name="T6">System</text:span><text:span text:style-name="T8">.</text:span><text:span text:style-name="T14">in</text:span><text:span text:style-name="T8">)</text:span><text:span text:style-name="T3">;</text:span><text:line-break/><text:span text:style-name="T3"> <text:s text:c="7"/></text:span><text:span text:style-name="T6">System</text:span><text:span text:style-name="T8">.</text:span><text:span text:style-name="T14">out</text:span><text:span text:style-name="T8">.println(</text:span><text:span text:style-name="T16">"Introduce nombre jugador:"</text:span><text:span text:style-name="T8">)</text:span><text:span text:style-name="T3">;</text:span><text:line-break/><text:span text:style-name="T3"> <text:s text:c="7"/></text:span><text:span text:style-name="T6">String nombreJugador</text:span><text:span text:style-name="T8">= </text:span><text:span text:style-name="T6">entrada</text:span><text:span text:style-name="T8">.nextLine()</text:span><text:span text:style-name="T3">;</text:span><text:line-break/><text:span text:style-name="T3"> <text:s text:c="7"/></text:span><text:span text:style-name="T6">System</text:span><text:span text:style-name="T8">.</text:span><text:span text:style-name="T14">out</text:span><text:span text:style-name="T8">.println(</text:span><text:span text:style-name="T16">"Introduce puntuación jugador:"</text:span><text:span text:style-name="T8">)</text:span><text:span text:style-name="T3">;</text:span><text:line-break/><text:span text:style-name="T3"> <text:s text:c="7"/></text:span><text:span text:style-name="T1">int </text:span><text:span text:style-name="T6">puntuacionJugador</text:span><text:span text:style-name="T8">= </text:span><text:span text:style-name="T6">entrada</text:span><text:span text:style-name="T8">.nextInt()</text:span><text:span text:style-name="T3">;</text:span><text:line-break/><text:line-break/><text:span text:style-name="T3"> <text:s text:c="7"/></text:span><text:span text:style-name="T1">int </text:span><text:span text:style-name="T6">posicionTablapuntos </text:span><text:span text:style-name="T8">= </text:span><text:span text:style-name="T10">calcularPosicionRankingPuntuaciones</text:span><text:span text:style-name="T8">(</text:span><text:span text:style-name="T6">puntuacionJugador</text:span><text:span text:style-name="T8">)</text:span><text:span text:style-name="T3">;</text:span><text:line-break/><text:span text:style-name="T3"> <text:s text:c="7"/></text:span><text:span text:style-name="T6">String jugadorPosicion </text:span><text:span text:style-name="T8">= </text:span><text:span text:style-name="T10">mostrarPosicionRankinPuntuaciones </text:span><text:span text:style-name="T8">(</text:span><text:span text:style-name="T6">nombreJugador</text:span><text:span text:style-name="T3">, </text:span><text:span text:style-name="T6">posicionTablapuntos</text:span><text:span text:style-name="T8">)</text:span><text:span text:style-name="T3">;</text:span><text:line-break/><text:span text:style-name="T3"> <text:s text:c="7"/></text:span><text:span text:style-name="T6">System</text:span><text:span text:style-name="T8">.</text:span><text:span text:style-name="T14">out</text:span><text:span text:style-name="T8">.println(</text:span><text:span text:style-name="T6">jugadorPosicion</text:span><text:span text:style-name="T8">)</text:span><text:span text:style-name="T3">;</text:span><text:line-break/><text:span text:style-name="T3"> <text:s text:c="3"/></text:span><text:span text:style-name="T8">}</text:span><text:line-break/><text:line-break/><text:span text:style-name="T8"> <text:s text:c="3"/></text:span><text:span text:style-name="T1">public static </text:span><text:span text:style-name="T6">String </text:span><text:span text:style-name="T12">mostrarPosicionRankinPuntuaciones </text:span><text:span text:style-name="T8">(</text:span><text:span text:style-name="T6">String nombreJugador</text:span><text:span text:style-name="T3">, </text:span><text:span text:style-name="T1">int </text:span><text:soft-page-break/><text:span text:style-name="T6">posicionTablaPuntos</text:span><text:span text:style-name="T8">){</text:span><text:line-break/><text:span text:style-name="T8"> <text:s text:c="7"/></text:span><text:span text:style-name="T1">return </text:span><text:span text:style-name="T6">nombreJugador</text:span><text:span text:style-name="T8">+</text:span><text:span text:style-name="T16">" consiguió llegar a la posición " </text:span><text:span text:style-name="T8">+ </text:span><text:span text:style-name="T6">posicionTablaPuntos </text:span><text:span text:style-name="T8">+ </text:span><text:span text:style-name="T16">" en el ranking de puntuaciones."</text:span><text:span text:style-name="T3">;</text:span><text:line-break/><text:span text:style-name="T3"> <text:s text:c="3"/></text:span><text:span text:style-name="T8">}</text:span><text:line-break/><text:line-break/><text:span text:style-name="T8"> <text:s text:c="3"/></text:span><text:span text:style-name="T1">public static int </text:span><text:span text:style-name="T12">calcularPosicionRankingPuntuaciones </text:span><text:span text:style-name="T8">(</text:span><text:span text:style-name="T1">int </text:span><text:span text:style-name="T6">puntuacionJugador</text:span><text:span text:style-name="T8">){</text:span><text:line-break/><text:span text:style-name="T8"> <text:s text:c="7"/></text:span><text:span text:style-name="T1">if</text:span><text:span text:style-name="T8">(</text:span><text:span text:style-name="T6">puntuacionJugador</text:span><text:span text:style-name="T8">&gt;</text:span><text:span text:style-name="T18">1000</text:span><text:span text:style-name="T8">){</text:span><text:line-break/><text:span text:style-name="T8"> <text:s text:c="11"/></text:span><text:span text:style-name="T1">return </text:span><text:span text:style-name="T18">1</text:span><text:span text:style-name="T3">;</text:span><text:line-break/><text:span text:style-name="T3"> <text:s text:c="7"/></text:span><text:span text:style-name="T8">}</text:span><text:span text:style-name="T1">else if</text:span><text:span text:style-name="T8">(</text:span><text:span text:style-name="T6">puntuacionJugador</text:span><text:span text:style-name="T8">&gt;</text:span><text:span text:style-name="T18">500 </text:span><text:span text:style-name="T8">&amp;&amp; </text:span><text:span text:style-name="T6">puntuacionJugador</text:span><text:span text:style-name="T8">&lt;</text:span><text:span text:style-name="T18">1000</text:span><text:span text:style-name="T8">){</text:span><text:line-break/><text:span text:style-name="T8"> <text:s text:c="11"/></text:span><text:span text:style-name="T1">return </text:span><text:span text:style-name="T18">2</text:span><text:span text:style-name="T3">;</text:span><text:line-break/><text:span text:style-name="T3"> <text:s text:c="7"/></text:span><text:span text:style-name="T8">}</text:span><text:span text:style-name="T1">else if</text:span><text:span text:style-name="T8">(</text:span><text:span text:style-name="T6">puntuacionJugador</text:span><text:span text:style-name="T8">&gt;</text:span><text:span text:style-name="T18">100 </text:span><text:span text:style-name="T8">&amp;&amp; </text:span><text:span text:style-name="T6">puntuacionJugador</text:span><text:span text:style-name="T8">&lt;</text:span><text:span text:style-name="T18">500</text:span><text:span text:style-name="T8">){</text:span><text:line-break/><text:span text:style-name="T8"> <text:s text:c="11"/></text:span><text:span text:style-name="T1">return </text:span><text:span text:style-name="T18">3</text:span><text:span text:style-name="T3">;</text:span><text:line-break/><text:span text:style-name="T3"> <text:s text:c="7"/></text:span><text:span text:style-name="T8">}</text:span><text:span text:style-name="T1">else </text:span><text:span text:style-name="T8">{</text:span><text:line-break/><text:span text:style-name="T8"> <text:s text:c="11"/></text:span><text:span text:style-name="T1">return </text:span><text:span text:style-name="T18">4</text:span><text:span text:style-name="T3">;</text:span><text:line-break/><text:span text:style-name="T3"> <text:s text:c="7"/></text:span><text:span text:style-name="T8">}</text:span><text:line-break/><text:line-break/><text:span text:style-name="T8"> <text:s text:c="3"/>}</text:span><text:line-break/><text:line-break/><text:span text:style-name="T8">}</text:span></text:p>
      <text:p text:style-name="Standard"/>
      <text:p text:style-name="Standard"/>
      <text:p text:style-name="P3"><text:bookmark text:name="page3R_mcid15"/><text:span text:style-name="T21">2.</text:span><text:span text:style-name="T26"> </text:span><text:span text:style-name="T20">Vamos a crear un programa que realiza conversiones de velocidad.</text:span></text:p>
      <text:p text:style-name="P4"/>
      <text:p text:style-name="P3"><text:span text:style-name="T20">Para ello, crea una nueva clase Java llamada SpeedConverter.java. Dentro de la clase</text:span> <text:span text:style-name="T20">escribe</text:span> <text:span text:style-name="T20">un método llamado toMilesPerHour</text:span> <text:span text:style-name="T20">que tenga 1 parámetro de tipo double con el nombre</text:span> <text:span text:style-name="T20">kilometersPerHour.</text:span></text:p>
      <text:p text:style-name="P3"><text:line-break/><text:span text:style-name="T20">Este método debe devolver el valor calculado redondeado de tipo long.</text:span></text:p>
      <text:p text:style-name="P3"><text:bookmark text:name="page3R_mcid16"/><text:line-break/><text:span text:style-name="T20">Si</text:span> <text:span text:style-name="T20">el parámetro</text:span> <text:span text:style-name="T20">kilometersPerHour</text:span> <text:span text:style-name="T20">es menor que 0, el método</text:span> <text:span text:style-name="T20">toMilesPerHour</text:span> <text:span text:style-name="T20">debe</text:span><text:line-break/><text:span text:style-name="T20">devolver</text:span> <text:span text:style-name="T20">-1 para indicar un valor no válido.</text:span></text:p>
      <text:p text:style-name="P3"><text:bookmark text:name="page3R_mcid17"/><text:line-break/><text:span text:style-name="T20">De lo contrario, si es positivo, calcula</text:span> <text:span text:style-name="T20">el valor de millas por hora, redondea y devuélvelo.</text:span> <text:span text:style-name="T20">Para</text:span><text:line-break/><text:span text:style-name="T20">redondear utiliza el método round de la librería Math:</text:span> <text:span text:style-name="T20">Math.round(valor);</text:span></text:p>
      <text:p text:style-name="P3"><text:bookmark text:name="page3R_mcid18"/><text:line-break/><text:span text:style-name="T20">Escribe otro método llamado</text:span> <text:span text:style-name="T20">printConversion</text:span> <text:span text:style-name="T20">con 1 parámetro</text:span> <text:span text:style-name="T20">de tipo double con el nombre</text:span><text:line-break/><text:span text:style-name="T20">kilometersPerHour.</text:span> <text:span text:style-name="T20">Este método no debe devolver nada (void) y</text:span> <text:span text:style-name="T20">deberá calcular las millas</text:span><text:line-break/><text:span text:style-name="T20">por hora utilizando el parámetro de kilómetros por hora. </text:span></text:p>
      <text:p text:style-name="P3"><text:span text:style-name="T20">Deberá imprimir un mensaje con el formato “XX km/h = YY mi/h”, donde XX representa el valor de</text:span> <text:span text:style-name="T20">kilometersPerHour</text:span> <text:span text:style-name="T20">y YY representa el valor redondeado de convertir kilómetros</text:span> <text:span text:style-name="T20">por hora a millas por hora.</text:span><text:bookmark text:name="page3R_mcid19"/><text:line-break/><text:span text:style-name="T20">Si el parámetro</text:span> <text:span text:style-name="T20">kilometersPerHour</text:span> <text:span text:style-name="T20">es &lt;0 imprime el mensaje “Valor inválido”.</text:span></text:p>
      <text:p text:style-name="P3"><text:bookmark text:name="page3R_mcid20"/><text:line-break/><text:span text:style-name="T20">Ayuda:</text:span> <text:span text:style-name="T20">1 milla por hora son 1,609 km por hora.</text:span></text:p>
      <text:p text:style-name="P3"><text:bookmark text:name="page3R_mcid21"/><text:line-break/><text:span text:style-name="T20">En el método printConversion</text:span> <text:span text:style-name="T20">has de llamar</text:span> <text:span text:style-name="T20">al método toMilePerHour.</text:span></text:p>
      <text:p text:style-name="P3"><text:bookmark text:name="page3R_mcid22"/><text:bookmark text:name="page3R_mcid23"/><text:line-break/><text:span text:style-name="T20">Ejemplos de</text:span> <text:span text:style-name="T20">input/output</text:span></text:p>
      <text:p text:style-name="P4"/>
      <text:p text:style-name="P3"><text:span text:style-name="T20">toMilesPerHour(1.5);</text:span> <text:span text:style-name="T20">-&gt; debe devolver el valor 1</text:span><text:bookmark text:name="page39R_mcid2"/><text:line-break/><text:span text:style-name="T20">toMilesPerHour(10.25);</text:span> <text:span text:style-name="T20">-&gt; debe devolver el valor 6</text:span><text:bookmark text:name="page39R_mcid3"/><text:line-break/><text:span text:style-name="T20">toMilesPerHour(-5,6);</text:span> <text:span text:style-name="T20">-&gt; debe devolver el valor</text:span> <text:span text:style-name="T20">-1</text:span><text:bookmark text:name="page39R_mcid4"/><text:line-break/><text:soft-page-break/><text:span text:style-name="T20">toMilesPerHour(75.114);</text:span> <text:span text:style-name="T20">-&gt; debe devolver el valor 47</text:span><text:bookmark text:name="page39R_mcid5"/><text:bookmark text:name="page39R_mcid6"/><text:line-break/><text:span text:style-name="T20">printConversion(1.5)</text:span>  <text:span text:style-name="T20">imprime en la consola:</text:span> <text:span text:style-name="T20">1.5 km/h = 1 mi/h</text:span><text:bookmark text:name="page39R_mcid7"/><text:line-break/><text:span text:style-name="T20">printConversion(10.25)</text:span>  <text:span text:style-name="T20">imprime en la consola:</text:span> <text:span text:style-name="T20">10.25 km/h</text:span> <text:span text:style-name="T20">= 6</text:span> <text:span text:style-name="T20">mi/h</text:span><text:bookmark text:name="page39R_mcid8"/><text:line-break/><text:span text:style-name="T20">printConversion(-5.6)</text:span>  <text:span text:style-name="T20">imprime en la consola:</text:span> <text:span text:style-name="T20">Valor inválido</text:span><text:bookmark text:name="page39R_mcid9"/><text:line-break/><text:span text:style-name="T20">printConversion(75.114)</text:span>  <text:span text:style-name="T20">imprime en la consola:</text:span> <text:span text:style-name="T20">75.114</text:span> <text:span text:style-name="T20">km/h</text:span> <text:span text:style-name="T20">= 47</text:span> <text:span text:style-name="T20">mi/h</text:span></text:p>
      <text:p text:style-name="P3"><text:bookmark text:name="page39R_mcid10"/><text:bookmark text:name="page39R_mcid11"/><text:line-break/><text:span text:style-name="T20">Si queremos probar los métodos necesitaremos crear el método</text:span> <text:span text:style-name="T20">main</text:span> <text:span text:style-name="T20">y llamar a los métodos</text:span><text:line-break/><text:span text:style-name="T20">desde el main.</text:span></text:p>
      <text:p text:style-name="P3"><text:bookmark text:name="page39R_mcid12"/><text:line-break/><text:span text:style-name="T20">Ejemplo:</text:span><text:bookmark text:name="page39R_mcid13"/><text:bookmark text:name="page39R_mcid14"/><text:line-break/><text:span text:style-name="T23">public static void</text:span><text:bookmark text:name="page39R_mcid15"/> <text:span text:style-name="T23">main</text:span><text:bookmark text:name="page39R_mcid16"/><text:span text:style-name="T23">(</text:span><text:bookmark text:name="page39R_mcid17"/><text:span text:style-name="T23">String</text:span><text:bookmark text:name="page39R_mcid18"/><text:span text:style-name="T23">[] args) {</text:span><text:bookmark text:name="page39R_mcid19"/><text:bookmark text:name="page39R_mcid21"/><text:bookmark text:name="page39R_mcid20"/><text:line-break/><text:span text:style-name="T23">toMilesPerHour</text:span><text:bookmark text:name="page39R_mcid22"/><text:span text:style-name="T23">(</text:span><text:bookmark text:name="page39R_mcid23"/><text:span text:style-name="T23">10.5</text:span><text:bookmark text:name="page39R_mcid24"/><text:span text:style-name="T23">);</text:span><text:bookmark text:name="page39R_mcid25"/><text:bookmark text:name="page39R_mcid26"/><text:bookmark text:name="page39R_mcid27"/><text:line-break/><text:span text:style-name="T23">printConversion</text:span><text:bookmark text:name="page39R_mcid28"/><text:span text:style-name="T23">(</text:span><text:bookmark text:name="page39R_mcid29"/><text:span text:style-name="T23">10.5</text:span><text:bookmark text:name="page39R_mcid30"/><text:span text:style-name="T23">);</text:span><text:bookmark text:name="page39R_mcid31"/><text:bookmark text:name="page39R_mcid32"/><text:line-break/><text:span text:style-name="T23">}</text:span></text:p>
      <text:p text:style-name="Standard"/>
      <text:p text:style-name="P1"><text:span text:style-name="T1">public class </text:span><text:span text:style-name="T6">SpeedConverter </text:span><text:span text:style-name="T8">{</text:span><text:line-break/><text:span text:style-name="T8"> <text:s text:c="3"/></text:span><text:span text:style-name="T1">public static void </text:span><text:span text:style-name="T12">main</text:span><text:span text:style-name="T8">(</text:span><text:span text:style-name="T6">String</text:span><text:span text:style-name="T8">[] </text:span><text:span text:style-name="T6">args</text:span><text:span text:style-name="T8">) {</text:span><text:line-break/><text:span text:style-name="T8"> <text:s text:c="7"/></text:span><text:span text:style-name="T6">Scanner entrada</text:span><text:span text:style-name="T8">=</text:span><text:span text:style-name="T1">new </text:span><text:span text:style-name="T8">Scanner(</text:span><text:span text:style-name="T6">System</text:span><text:span text:style-name="T8">.</text:span><text:span text:style-name="T14">in</text:span><text:span text:style-name="T8">)</text:span><text:span text:style-name="T3">;</text:span><text:line-break/><text:span text:style-name="T3"> <text:s text:c="7"/></text:span><text:span text:style-name="T6">System</text:span><text:span text:style-name="T8">.</text:span><text:span text:style-name="T14">out</text:span><text:span text:style-name="T8">.println(</text:span><text:span text:style-name="T16">"Vamos a convertir KM/h a MI/h. Introduce valor para Kilometros por hora:"</text:span><text:span text:style-name="T8">)</text:span><text:span text:style-name="T3">;</text:span><text:line-break/><text:span text:style-name="T3"> <text:s text:c="7"/></text:span><text:span text:style-name="T1">double </text:span><text:span text:style-name="T6">kilometerPerHour</text:span><text:span text:style-name="T8">= </text:span><text:span text:style-name="T6">entrada</text:span><text:span text:style-name="T8">.nextDouble()</text:span><text:span text:style-name="T3">;</text:span><text:line-break/><text:span text:style-name="T3"> <text:s text:c="7"/></text:span><text:span text:style-name="T1">long </text:span><text:span text:style-name="T6">milesPerHourSup </text:span><text:span text:style-name="T8">= </text:span><text:span text:style-name="T10">toMilesPerHour</text:span><text:span text:style-name="T8">(</text:span><text:span text:style-name="T6">kilometerPerHour</text:span><text:span text:style-name="T8">)</text:span><text:span text:style-name="T3">;</text:span><text:line-break/><text:span text:style-name="T3"> <text:s text:c="7"/></text:span><text:span text:style-name="T6">System</text:span><text:span text:style-name="T8">.</text:span><text:span text:style-name="T14">out</text:span><text:span text:style-name="T8">.println(</text:span><text:span text:style-name="T6">milesPerHourSup</text:span><text:span text:style-name="T8">)</text:span><text:span text:style-name="T3">;</text:span><text:line-break/><text:span text:style-name="T3"> <text:s text:c="7"/></text:span><text:span text:style-name="T10">printConversion</text:span><text:span text:style-name="T8">(</text:span><text:span text:style-name="T6">kilometerPerHour</text:span><text:span text:style-name="T8">)</text:span><text:span text:style-name="T3">;</text:span><text:line-break/><text:span text:style-name="T3"> <text:s text:c="3"/></text:span><text:span text:style-name="T8">}</text:span><text:line-break/><text:line-break/><text:span text:style-name="T8"> <text:s text:c="3"/></text:span><text:span text:style-name="T1">public static long </text:span><text:span text:style-name="T12">toMilesPerHour</text:span><text:span text:style-name="T8">(</text:span><text:span text:style-name="T1">double </text:span><text:span text:style-name="T6">kilometersPerHour</text:span><text:span text:style-name="T8">) {</text:span><text:line-break/><text:span text:style-name="T8"> <text:s text:c="7"/></text:span><text:span text:style-name="T1">long </text:span><text:span text:style-name="T6">milesPerHour </text:span><text:span text:style-name="T8">= </text:span><text:span text:style-name="T18">0</text:span><text:span text:style-name="T3">;</text:span><text:line-break/><text:span text:style-name="T3"> <text:s text:c="7"/></text:span><text:span text:style-name="T1">if </text:span><text:span text:style-name="T8">(</text:span><text:span text:style-name="T6">kilometersPerHour </text:span><text:span text:style-name="T8">&lt; </text:span><text:span text:style-name="T18">0</text:span><text:span text:style-name="T8">) {</text:span><text:line-break/><text:span text:style-name="T8"> <text:s text:c="11"/></text:span><text:span text:style-name="T6">milesPerHour </text:span><text:span text:style-name="T8">= -</text:span><text:span text:style-name="T18">1</text:span><text:span text:style-name="T3">;</text:span><text:line-break/><text:span text:style-name="T3"> <text:s text:c="7"/></text:span><text:span text:style-name="T8">} </text:span><text:span text:style-name="T1">else </text:span><text:span text:style-name="T8">{</text:span><text:line-break/><text:span text:style-name="T8"> <text:s text:c="11"/></text:span><text:span text:style-name="T6">milesPerHour </text:span><text:span text:style-name="T8">= </text:span><text:span text:style-name="T6">Math</text:span><text:span text:style-name="T8">.</text:span><text:span text:style-name="T10">round</text:span><text:span text:style-name="T8">(</text:span><text:span text:style-name="T6">kilometersPerHour </text:span><text:span text:style-name="T8">/ </text:span><text:span text:style-name="T18">1.609</text:span><text:span text:style-name="T8">)</text:span><text:span text:style-name="T3">;</text:span><text:line-break/><text:span text:style-name="T3"> <text:s text:c="7"/></text:span><text:span text:style-name="T8">}</text:span><text:line-break/><text:span text:style-name="T8"> <text:s text:c="7"/></text:span><text:span text:style-name="T1">return </text:span><text:span text:style-name="T6">milesPerHour</text:span><text:span text:style-name="T3">;</text:span><text:line-break/><text:span text:style-name="T3"> <text:s text:c="3"/></text:span><text:span text:style-name="T8">}</text:span><text:line-break/><text:line-break/><text:span text:style-name="T8"> <text:s text:c="3"/></text:span><text:span text:style-name="T1">public static void </text:span><text:span text:style-name="T12">printConversion</text:span><text:span text:style-name="T8">(</text:span><text:span text:style-name="T1">double </text:span><text:span text:style-name="T6">kilometersPerHour</text:span><text:span text:style-name="T8">){</text:span><text:line-break/><text:span text:style-name="T8"> <text:s text:c="7"/></text:span><text:span text:style-name="T1">if</text:span><text:span text:style-name="T8">(</text:span><text:span text:style-name="T6">kilometersPerHour</text:span><text:span text:style-name="T8">&lt;</text:span><text:span text:style-name="T18">0</text:span><text:span text:style-name="T8">){</text:span><text:line-break/><text:span text:style-name="T8"> <text:s text:c="11"/></text:span><text:span text:style-name="T6">System</text:span><text:span text:style-name="T8">.</text:span><text:span text:style-name="T14">out</text:span><text:span text:style-name="T8">.println(</text:span><text:span text:style-name="T16">"Valor inválido"</text:span><text:span text:style-name="T8">)</text:span><text:span text:style-name="T3">;</text:span><text:line-break/><text:span text:style-name="T3"> <text:s text:c="7"/></text:span><text:span text:style-name="T8">}</text:span><text:span text:style-name="T1">else </text:span><text:span text:style-name="T8">{</text:span><text:line-break/><text:span text:style-name="T8"> <text:s text:c="11"/></text:span><text:span text:style-name="T6">System</text:span><text:span text:style-name="T8">.</text:span><text:span text:style-name="T14">out</text:span><text:span text:style-name="T8">.println(</text:span><text:span text:style-name="T6">Math</text:span><text:span text:style-name="T8">.</text:span><text:span text:style-name="T10">round</text:span><text:span text:style-name="T8">(</text:span><text:span text:style-name="T6">kilometersPerHour</text:span><text:span text:style-name="T8">)+</text:span><text:span text:style-name="T16">"km/h = "</text:span><text:span text:style-name="T8">+</text:span><text:span text:style-name="T10">toMilesPerHour</text:span><text:span text:style-name="T8">(</text:span><text:span text:style-name="T6">kilometersPerHour</text:span><text:span text:style-name="T8">)+</text:span><text:span text:style-name="T16">"mi/h"</text:span><text:span text:style-name="T8">)</text:span><text:span text:style-name="T3">;</text:span><text:line-break/><text:span text:style-name="T3"> <text:s text:c="7"/></text:span><text:span text:style-name="T8">}</text:span><text:line-break/><text:span text:style-name="T8"> <text:s text:c="3"/>}</text:span><text:line-break/><text:line-break/><text:line-break/><text:span text:style-name="T8">}</text:span></text:p>
      <text:p text:style-name="P1"><text:span text:style-name="T8"/></text:p>
      <text:p text:style-name="Standard"/>
      <text:p text:style-name="P5"><text:span text:style-name="T22"/></text:p>
      <text:p text:style-name="P5"><text:span text:style-name="T22"/></text:p>
      <text:p text:style-name="P5"><text:span text:style-name="T22"/></text:p>
      <text:p text:style-name="P5"><text:bookmark text:name="page39R_mcid151"/><text:soft-page-break/><text:span text:style-name="T22">3.</text:span> <text:span text:style-name="T22">Tenemos un perro al que le gusta ladrar. ¡Necesitamos despertarnos si el perro ladra por la noche!</text:span></text:p>
      <text:p text:style-name="P5"><text:span text:style-name="T22">Escribe un método llamado</text:span> <text:span text:style-name="T22">hayQueDespertarse</text:span> <text:span text:style-name="T22">que tenga 2 parámetros. El primer parámetro debe ser de tipo booleano y</text:span> <text:span text:style-name="T22">debe</text:span> <text:span text:style-name="T22">llamarse</text:span> <text:span text:style-name="T22">ladrido, representa si nuestro perro está ladrando</text:span> <text:span text:style-name="T22">o no.</text:span><text:bookmark text:name="page39R_mcid161"/><text:line-break/><text:span text:style-name="T22">El segundo parámetro representa la hora del día y es de tipo int con el nombre</text:span> <text:span text:style-name="T22">horaDelDia</text:span> <text:span text:style-name="T22">y tiene un rango válido de 0-23.</text:span><text:bookmark text:name="page39R_mcid171"/><text:line-break/><text:span text:style-name="T22">Tenemos que despertarnos si el perro está ladrando antes de las 8 o después de las 22 horas, en ese caso el método devuelve verdadero,</text:span> <text:span text:style-name="T22">en todos los demás casos devuelve falso.</text:span><text:bookmark text:name="page39R_mcid181"/><text:line-break/><text:span text:style-name="T22">Si el parámetro horaDelDia es menor a 0 o mayor a 23 devuelve</text:span> <text:span text:style-name="T22">false.</text:span></text:p>
      <text:p text:style-name="P5"><text:bookmark text:name="page39R_mcid191"/><text:line-break/><text:span text:style-name="T22">Ayuda. Utiliza</text:span> <text:span text:style-name="T22">la instrucción if else con múltiples condiciones.</text:span></text:p>
      <text:p text:style-name="P5"><text:bookmark text:name="page39R_mcid201"/><text:line-break/><text:span text:style-name="T22">El método</text:span> <text:span text:style-name="T22">hayQueDespertarse</text:span> <text:span text:style-name="T22">debe definirse como</text:span> <text:span text:style-name="T22">public static</text:span> <text:span text:style-name="T22">como lo hemos</text:span><text:line-break/><text:span text:style-name="T22">estado haciendo hasta ahora.</text:span></text:p>
      <text:p text:style-name="P5"><text:span text:style-name="T22"/></text:p>
      <text:p text:style-name="P5"><text:span text:style-name="T22"/></text:p>
      <text:p text:style-name="P5"><text:bookmark text:name="page39R_mcid211"/><text:line-break/><text:span text:style-name="T22">Ejemplos input/output</text:span><text:bookmark text:name="page39R_mcid221"/><text:line-break/><text:span text:style-name="T22">hayQueDespertarse(true, 1)</text:span> → <text:span text:style-name="T22">debe devolver</text:span> <text:span text:style-name="T22">true</text:span><text:bookmark text:name="page39R_mcid231"/><text:line-break/><text:span text:style-name="T22">hayQueDespertarse(false, 2)</text:span> → <text:span text:style-name="T22">debe devolver</text:span> <text:span text:style-name="T22">false, ya que el perro no está ladrando</text:span><text:bookmark text:name="page39R_mcid241"/><text:line-break/><text:span text:style-name="T22">hayQueDespertarse(true, 8)</text:span> → <text:span text:style-name="T22">debe devolver</text:span> <text:span text:style-name="T22">false, ya que no es antes de las 8</text:span><text:bookmark text:name="page39R_mcid251"/><text:line-break/><text:span text:style-name="T22">hayQueDespertarse(true,</text:span> <text:span text:style-name="T22">-1)</text:span> → <text:span text:style-name="T22">debe devolver</text:span> <text:span text:style-name="T22">false, ya que horaDelDia va desde las 0-23.</text:span></text:p>
      <text:p text:style-name="P5"><text:span text:style-name="T22"/></text:p>
      <text:p text:style-name="P7"><text:span text:style-name="T5">ublic class </text:span><text:span text:style-name="T6">DespertarsePerro </text:span><text:span text:style-name="T8">{</text:span><text:line-break/><text:span text:style-name="T8"> <text:s text:c="3"/></text:span><text:span text:style-name="T1">public static void </text:span><text:span text:style-name="T12">main</text:span><text:span text:style-name="T8">(</text:span><text:span text:style-name="T6">String</text:span><text:span text:style-name="T8">[] </text:span><text:span text:style-name="T6">args</text:span><text:span text:style-name="T8">) {</text:span><text:line-break/><text:span text:style-name="T8"> <text:s text:c="6"/></text:span><text:line-break/><text:span text:style-name="T8"> <text:s text:c="7"/></text:span><text:span text:style-name="T6">System</text:span><text:span text:style-name="T8">.</text:span><text:span text:style-name="T14">out</text:span><text:span text:style-name="T8">.println(</text:span><text:span text:style-name="T10">hayQueDespertarse</text:span><text:span text:style-name="T8">(</text:span><text:span text:style-name="T1">true</text:span><text:span text:style-name="T3">,</text:span><text:span text:style-name="T18">2</text:span><text:span text:style-name="T8">))</text:span><text:span text:style-name="T3">;</text:span><text:line-break/><text:span text:style-name="T3"> <text:s text:c="3"/></text:span><text:span text:style-name="T8">}</text:span><text:line-break/><text:span text:style-name="T8"> <text:s text:c="3"/></text:span><text:span text:style-name="T1">public static boolean </text:span><text:span text:style-name="T12">hayQueDespertarse</text:span><text:span text:style-name="T8">(</text:span><text:span text:style-name="T1">boolean </text:span><text:span text:style-name="T6">ladrido</text:span><text:span text:style-name="T3">, </text:span><text:span text:style-name="T1">int </text:span><text:span text:style-name="T6">horaDelDia</text:span><text:span text:style-name="T8">){</text:span><text:line-break/><text:span text:style-name="T8"> <text:s text:c="7"/></text:span><text:span text:style-name="T1">if</text:span><text:span text:style-name="T8">(</text:span><text:span text:style-name="T6">horaDelDia</text:span><text:span text:style-name="T8">&lt;</text:span><text:span text:style-name="T18">0 </text:span><text:span text:style-name="T8">|| </text:span><text:span text:style-name="T6">horaDelDia</text:span><text:span text:style-name="T8">&gt;</text:span><text:span text:style-name="T18">23</text:span><text:span text:style-name="T8">){</text:span><text:line-break/><text:span text:style-name="T8"> <text:s text:c="11"/></text:span><text:span text:style-name="T1">return false</text:span><text:span text:style-name="T3">;</text:span><text:line-break/><text:span text:style-name="T3"> <text:s text:c="7"/></text:span><text:span text:style-name="T8">}</text:span><text:span text:style-name="T1">else if </text:span><text:span text:style-name="T8">((</text:span><text:span text:style-name="T6">horaDelDia</text:span><text:span text:style-name="T8">&lt;</text:span><text:span text:style-name="T18">8 </text:span><text:span text:style-name="T8">|| </text:span><text:span text:style-name="T6">horaDelDia</text:span><text:span text:style-name="T8">&gt;</text:span><text:span text:style-name="T18">22</text:span><text:span text:style-name="T8">) &amp;&amp; </text:span><text:span text:style-name="T6">ladrido</text:span><text:span text:style-name="T8">==</text:span><text:span text:style-name="T1">true</text:span><text:span text:style-name="T8">){</text:span><text:line-break/><text:span text:style-name="T8"> <text:s text:c="11"/></text:span><text:span text:style-name="T1">return true</text:span><text:span text:style-name="T3">;</text:span><text:line-break/><text:span text:style-name="T3"> <text:s text:c="7"/></text:span><text:span text:style-name="T8">}</text:span><text:span text:style-name="T1">else </text:span><text:span text:style-name="T8">{</text:span><text:line-break/><text:span text:style-name="T8"> <text:s text:c="11"/></text:span><text:span text:style-name="T1">return false</text:span><text:span text:style-name="T3">;</text:span><text:line-break/><text:span text:style-name="T3"> <text:s text:c="7"/></text:span><text:span text:style-name="T8">}</text:span><text:line-break/><text:span text:style-name="T8"> <text:s text:c="3"/>}</text:span><text:line-break/><text:span text:style-name="T8">}</text:span></text:p>
      <text:p text:style-name="P5"><text:span text:style-name="T22"/></text:p>
      <text:p text:style-name="P5"><text:span text:style-name="T22"/></text:p>
      <text:p text:style-name="P5"><text:span text:style-name="T22"/></text:p>
      <text:p text:style-name="P5"><text:bookmark text:name="page39R_mcid261"/><text:bookmark text:name="page39R_mcid271"/><text:soft-page-break/><text:line-break/><text:span text:style-name="T22">4.</text:span> <text:span text:style-name="T22">Diseña e implementa un programa que realice otro tipo de conversión que tú elijas como</text:span><text:line-break/><text:span text:style-name="T22">hicimos en el ejercicio 2.</text:span></text:p>
      <text:p text:style-name="P1"><text:span text:style-name="T1">public class </text:span><text:span text:style-name="T6">PulgadasACm </text:span><text:span text:style-name="T8">{</text:span><text:line-break/><text:span text:style-name="T8"> <text:s text:c="3"/></text:span><text:span text:style-name="T1">public static void </text:span><text:span text:style-name="T12">main</text:span><text:span text:style-name="T8">(</text:span><text:span text:style-name="T6">String</text:span><text:span text:style-name="T8">[] </text:span><text:span text:style-name="T6">args</text:span><text:span text:style-name="T8">) {</text:span><text:line-break/><text:span text:style-name="T8"> <text:s text:c="7"/></text:span><text:span text:style-name="T6">System</text:span><text:span text:style-name="T8">.</text:span><text:span text:style-name="T14">out</text:span><text:span text:style-name="T8">.println(</text:span><text:span text:style-name="T10">pulgadasToCm</text:span><text:span text:style-name="T8">(</text:span><text:span text:style-name="T18">2</text:span><text:span text:style-name="T8">) + </text:span><text:span text:style-name="T16">" Cm"</text:span><text:span text:style-name="T8">)</text:span><text:span text:style-name="T3">;</text:span><text:line-break/><text:span text:style-name="T3"> <text:s text:c="3"/></text:span><text:span text:style-name="T8">}</text:span><text:line-break/><text:span text:style-name="T8"> <text:s text:c="3"/></text:span><text:span text:style-name="T1">public static double </text:span><text:span text:style-name="T12">pulgadasToCm</text:span><text:span text:style-name="T8">(</text:span><text:span text:style-name="T1">double </text:span><text:span text:style-name="T6">entradapulgadas</text:span><text:span text:style-name="T8">) {</text:span><text:line-break/><text:span text:style-name="T8"> <text:s text:c="7"/></text:span><text:span text:style-name="T1">double </text:span><text:span text:style-name="T6">inchesToCm </text:span><text:span text:style-name="T8">= </text:span><text:span text:style-name="T18">0</text:span><text:span text:style-name="T3">;</text:span><text:line-break/><text:span text:style-name="T3"> <text:s text:c="7"/></text:span><text:span text:style-name="T1">if </text:span><text:span text:style-name="T8">(</text:span><text:span text:style-name="T6">entradapulgadas </text:span><text:span text:style-name="T8">&lt; </text:span><text:span text:style-name="T18">0</text:span><text:span text:style-name="T8">) {</text:span><text:line-break/><text:span text:style-name="T8"> <text:s text:c="11"/></text:span><text:span text:style-name="T1">return </text:span><text:span text:style-name="T6">inchesToCm </text:span><text:span text:style-name="T8">= -</text:span><text:span text:style-name="T18">1</text:span><text:span text:style-name="T3">;</text:span><text:line-break/><text:span text:style-name="T3"> <text:s text:c="7"/></text:span><text:span text:style-name="T8">} </text:span><text:span text:style-name="T1">else </text:span><text:span text:style-name="T8">{</text:span><text:line-break/><text:span text:style-name="T8"> <text:s text:c="11"/></text:span><text:span text:style-name="T6">inchesToCm </text:span><text:span text:style-name="T8">= </text:span><text:span text:style-name="T6">entradapulgadas </text:span><text:span text:style-name="T8">* </text:span><text:span text:style-name="T18">2.54</text:span><text:span text:style-name="T3">;</text:span><text:line-break/><text:span text:style-name="T3"> <text:s text:c="11"/></text:span><text:span text:style-name="T1">return </text:span><text:span text:style-name="T6">inchesToCm</text:span><text:span text:style-name="T3">;</text:span><text:line-break/><text:span text:style-name="T3"> <text:s text:c="7"/></text:span><text:span text:style-name="T8">}</text:span><text:line-break/><text:span text:style-name="T8"> <text:s text:c="3"/>}</text:span><text:line-break/><text:span text:style-name="T8">}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1" svg:font-family="'JetBrains Mono'"/>
    <style:font-face style:name="monospace" svg:font-family="monospace"/>
    <style:font-face style:name="sans-serif" svg:font-family="sans-serif"/>
    <style:font-face style:name="Noto Sans Devanagari1" svg:font-family="'Noto Sans Devanagari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20:53:06.178845248</meta:creation-date>
    <dc:date>2022-11-04T16:36:38.396140903</dc:date>
    <meta:editing-duration>PT48M23S</meta:editing-duration>
    <meta:editing-cycles>5</meta:editing-cycles>
    <meta:generator>LibreOffice/7.1.4.2$Linux_X86_64 LibreOffice_project/10$Build-2</meta:generator>
    <meta:document-statistic meta:table-count="0" meta:image-count="0" meta:object-count="0" meta:page-count="5" meta:paragraph-count="30" meta:word-count="1077" meta:character-count="8153" meta:non-whitespace-character-count="6517"/>
  </office:meta>
</office:document-meta>
</file>